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controls" svg:width="6.7cm" svg:height="2.904cm" svg:x="6.5cm" svg:y="2cm">
          <text:p text:style-name="P1"><text:span text:style-name="T1">Header_Template</text:span></text:p>
        </draw:rect>
        <draw:rect draw:style-name="gr1" draw:text-style-name="P1" xml:id="id2" draw:id="id2" draw:layer="controls" svg:width="6.8cm" svg:height="2.206cm" svg:x="6.4cm" svg:y="5.8cm">
          <text:p text:style-name="P1"><text:span text:style-name="T1">Globals_Template</text:span></text:p>
        </draw:rect>
        <draw:rect draw:style-name="gr1" draw:text-style-name="P1" xml:id="id5" draw:id="id5" draw:layer="controls" svg:width="5.698cm" svg:height="2.6cm" svg:x="1.5cm" svg:y="9.3cm">
          <text:p text:style-name="P1"><text:span text:style-name="T1">Path_Start_Template</text:span></text:p>
        </draw:rect>
        <draw:rect draw:style-name="gr1" draw:text-style-name="P1" xml:id="id6" draw:id="id6" draw:layer="controls" svg:width="5.6cm" svg:height="2.5cm" svg:x="13.7cm" svg:y="9.3cm">
          <text:p text:style-name="P1"><text:span text:style-name="T1">Sub_Start_Template</text:span></text:p>
        </draw:rect>
        <draw:rect draw:style-name="gr1" draw:text-style-name="P1" xml:id="id7" draw:id="id7" draw:layer="controls" svg:width="5.456cm" svg:height="2.4cm" svg:x="1.5cm" svg:y="13.3cm">
          <text:p text:style-name="P1"><text:span text:style-name="T1">XY_Point_Template</text:span></text:p>
        </draw:rect>
        <draw:rect draw:style-name="gr1" draw:text-style-name="P1" xml:id="id8" draw:id="id8" draw:layer="controls" svg:width="5.7cm" svg:height="2.436cm" svg:x="13.6cm" svg:y="13.3cm">
          <text:p text:style-name="P1"><text:span text:style-name="T1">RA_Point_Template</text:span></text:p>
        </draw:rect>
        <draw:rect draw:style-name="gr1" draw:text-style-name="P1" xml:id="id9" draw:id="id9" draw:layer="controls" svg:width="5.756cm" svg:height="2.5cm" svg:x="1.644cm" svg:y="17.2cm">
          <text:p text:style-name="P1"><text:span text:style-name="T1">Path_End_Template</text:span></text:p>
        </draw:rect>
        <draw:rect draw:style-name="gr1" draw:text-style-name="P1" xml:id="id10" draw:id="id10" draw:layer="controls" svg:width="5.856cm" svg:height="2.4cm" svg:x="13.544cm" svg:y="17.2cm">
          <text:p text:style-name="P1"><text:span text:style-name="T1">Sub_End_Template</text:span></text:p>
        </draw:rect>
        <draw:rect draw:style-name="gr1" draw:text-style-name="P1" xml:id="id3" draw:id="id3" draw:layer="controls" svg:width="7.066cm" svg:height="3.415cm" svg:x="7.534cm" svg:y="20.685cm">
          <text:p text:style-name="P1"><text:span text:style-name="T1">Main_Program_Template</text:span></text:p>
        </draw:rect>
        <draw:rect draw:style-name="gr1" draw:text-style-name="P1" xml:id="id4" draw:id="id4" draw:layer="controls" svg:width="6.787cm" svg:height="2.6cm" svg:x="7.713cm" svg:y="25.1cm">
          <text:p text:style-name="P1"><text:span text:style-name="T1">Program_End_Template</text:span></text:p>
        </draw:rect>
        <draw:connector draw:style-name="gr2" draw:text-style-name="P2" draw:layer="controls" svg:x1="9.85cm" svg:y1="4.904cm" svg:x2="9.8cm" svg:y2="5.8cm" draw:start-shape="id1" draw:start-glue-point="2" draw:end-shape="id2" draw:end-glue-point="0" svg:d="m9850 4904v448h-50v448">
          <text:p/>
        </draw:connector>
        <draw:connector draw:style-name="gr2" draw:text-style-name="P2" draw:layer="controls" svg:x1="11.067cm" svg:y1="24.1cm" svg:x2="11.106cm" svg:y2="25.1cm" draw:start-shape="id3" draw:start-glue-point="2" draw:end-shape="id4" draw:end-glue-point="0" svg:d="m11067 24100v500h39v500">
          <text:p/>
        </draw:connector>
        <draw:connector draw:style-name="gr2" draw:text-style-name="P2" draw:layer="controls" svg:x1="14.62cm" svg:y1="12.946cm" svg:x2="14.62cm" svg:y2="12.946cm" svg:d="m14620 12946">
          <text:p/>
        </draw:connector>
        <draw:connector draw:style-name="gr2" draw:text-style-name="P2" draw:layer="controls" draw:type="line" svg:x1="9.8cm" svg:y1="8.006cm" svg:x2="4.349cm" svg:y2="9.3cm" draw:start-shape="id2" draw:start-glue-point="2" draw:end-shape="id5" draw:end-glue-point="0" svg:d="m9800 8006-5451 1294">
          <text:p/>
        </draw:connector>
        <draw:connector draw:style-name="gr2" draw:text-style-name="P2" draw:layer="controls" draw:type="line" svg:x1="9.8cm" svg:y1="8.006cm" svg:x2="16.5cm" svg:y2="9.3cm" draw:start-shape="id2" draw:start-glue-point="2" draw:end-shape="id6" draw:end-glue-point="0" svg:d="m9800 8006 6700 1294">
          <text:p/>
        </draw:connector>
        <draw:connector draw:style-name="gr2" draw:text-style-name="P2" draw:layer="controls" draw:type="line" svg:x1="4.349cm" svg:y1="11.9cm" svg:x2="4.228cm" svg:y2="13.3cm" draw:start-shape="id5" draw:start-glue-point="2" draw:end-shape="id7" draw:end-glue-point="0" svg:d="m4349 11900-121 1400">
          <text:p/>
        </draw:connector>
        <draw:connector draw:style-name="gr2" draw:text-style-name="P2" draw:layer="controls" draw:type="line" svg:x1="4.349cm" svg:y1="11.9cm" svg:x2="16.45cm" svg:y2="13.3cm" draw:start-shape="id5" draw:start-glue-point="2" draw:end-shape="id8" draw:end-glue-point="0" svg:d="m4349 11900 12101 1400">
          <text:p/>
        </draw:connector>
        <draw:connector draw:style-name="gr2" draw:text-style-name="P2" draw:layer="controls" draw:type="line" svg:x1="16.5cm" svg:y1="11.8cm" svg:x2="4.228cm" svg:y2="13.3cm" draw:start-shape="id6" draw:start-glue-point="2" draw:end-shape="id7" draw:end-glue-point="0" svg:d="m16500 11800-12272 1500">
          <text:p/>
        </draw:connector>
        <draw:connector draw:style-name="gr2" draw:text-style-name="P2" draw:layer="controls" draw:type="line" svg:x1="16.5cm" svg:y1="11.8cm" svg:x2="16.45cm" svg:y2="13.3cm" draw:start-shape="id6" draw:start-glue-point="2" draw:end-shape="id8" draw:end-glue-point="0" svg:d="m16500 11800-50 1500">
          <text:p/>
        </draw:connector>
        <draw:connector draw:style-name="gr2" draw:text-style-name="P2" draw:layer="controls" draw:type="line" svg:x1="4.228cm" svg:y1="15.7cm" svg:x2="4.522cm" svg:y2="17.2cm" draw:start-shape="id7" draw:start-glue-point="2" draw:end-shape="id9" svg:d="m4228 15700 294 1500">
          <text:p/>
        </draw:connector>
        <draw:connector draw:style-name="gr2" draw:text-style-name="P2" draw:layer="controls" draw:type="line" svg:x1="16.45cm" svg:y1="15.736cm" svg:x2="16.472cm" svg:y2="17.2cm" draw:start-shape="id8" draw:start-glue-point="2" draw:end-shape="id10" draw:end-glue-point="0" svg:d="m16450 15736 22 1464">
          <text:p/>
        </draw:connector>
        <draw:connector draw:style-name="gr2" draw:text-style-name="P2" draw:layer="controls" draw:type="line" svg:x1="16.45cm" svg:y1="15.736cm" svg:x2="4.522cm" svg:y2="17.2cm" draw:start-shape="id8" draw:start-glue-point="2" draw:end-shape="id9" draw:end-glue-point="0" svg:d="m16450 15736-11928 1464">
          <text:p/>
        </draw:connector>
        <draw:connector draw:style-name="gr2" draw:text-style-name="P2" draw:layer="controls" draw:type="line" svg:x1="4.228cm" svg:y1="15.7cm" svg:x2="16.472cm" svg:y2="17.2cm" draw:start-shape="id7" draw:start-glue-point="2" draw:end-shape="id10" draw:end-glue-point="0" svg:d="m4228 15700 12244 1500">
          <text:p/>
        </draw:connector>
        <draw:connector draw:style-name="gr2" draw:text-style-name="P2" draw:layer="controls" draw:type="line" svg:x1="4.522cm" svg:y1="19.7cm" svg:x2="11.067cm" svg:y2="20.685cm" draw:start-shape="id9" draw:start-glue-point="2" draw:end-shape="id3" draw:end-glue-point="0" svg:d="m4522 19700 6545 985">
          <text:p/>
        </draw:connector>
        <draw:connector draw:style-name="gr2" draw:text-style-name="P2" draw:layer="controls" draw:type="line" svg:x1="16.472cm" svg:y1="19.6cm" svg:x2="11.067cm" svg:y2="20.685cm" draw:start-shape="id10" draw:start-glue-point="2" draw:end-shape="id3" draw:end-glue-point="0" svg:d="m16472 19600-5405 10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 Battersby</meta:initial-creator>
    <meta:creation-date>2013-03-08T15:46:06.10</meta:creation-date>
    <dc:date>2013-03-08T20:21:56.26</dc:date>
    <dc:creator>Alan Battersby</dc:creator>
    <meta:editing-duration>PT4H35M49S</meta:editing-duration>
    <meta:editing-cycles>4</meta:editing-cycles>
    <meta:generator>OpenOffice.org/3.4.1$Win32 OpenOffice.org_project/341m1$Build-9593</meta:generator>
    <meta:document-statistic meta:object-count="25"/>
  </office:meta>
</office:document-meta>
</file>